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2000000C0000177300000FA3B637ABD8.svm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8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1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96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75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0cm" svg:x="54cm" svg:y="5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1cm" svg:height="10cm" svg:x="85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1cm" svg:height="10cm" svg:x="85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21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4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0cm" svg:height="31cm" svg:x="54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29cm" svg:x="118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  <draw:custom-shape draw:style-name="gr11" draw:text-style-name="P1" draw:layer="layout" svg:width="20cm" svg:height="5cm" svg:x="54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75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75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31cm" svg:x="96cm" svg:y="3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0cm" svg:height="5cm" svg:x="96cm" svg:y="28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8cm" svg:height="4cm" svg:x="61cm" svg:y="66.06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5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6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7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5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5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5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6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5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5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5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5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5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9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4cm" svg:height="37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7cm" svg:height="37cm" svg:x="89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66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6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77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77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0cm" svg:height="7cm" svg:x="55cm" svg:y="5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0cm" svg:height="4cm" svg:x="55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2cm" svg:height="6cm" svg:x="103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2cm" svg:height="6cm" svg:x="90cm" svg:y="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5cm" svg:height="7cm" svg:x="9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6cm" svg:height="4cm" svg:x="54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82cm" svg:y="66cm">
          <draw:image xlink:href="Pictures/2000000C0000177300000FA3B637ABD8.svm" xlink:type="simple" xlink:show="embed" xlink:actuate="onLoad">
            <text:p/>
          </draw:image>
        </draw:frame>
        <draw:frame draw:style-name="gr28" draw:text-style-name="P1" draw:layer="layout" svg:width="6cm" svg:height="4cm" svg:x="89cm" svg:y="66cm">
          <draw:image xlink:href="Pictures/2000000C0000177300000FA3B637ABD8.svm" xlink:type="simple" xlink:show="embed" xlink:actuate="onLoad">
            <text:p/>
          </draw:image>
        </draw:frame>
        <draw:frame draw:style-name="gr34" draw:text-style-name="P1" draw:layer="layout" svg:width="6cm" svg:height="4cm" svg:x="110cm" svg:y="66cm">
          <draw:image xlink:href="Pictures/2000000C0000177300000FA3B637ABD8.svm" xlink:type="simple" xlink:show="embed" xlink:actuate="onLoad">
            <text:p/>
          </draw:image>
        </draw:frame>
      </draw:page>
      <draw:page draw:name="page10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42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9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7.72cm" svg:height="10.754cm" svg:x="80.5cm" svg:y="60.245cm" svg:viewBox="0 0 7721 10755" svg:d="m0 0c801 168 1637 255 2500 255 862 0 1696-87 2496-254l2725 10170c-1664 384-3412 584-5221 584-848 0-1682-44-2500-131z">
          <text:p/>
        </draw:path>
        <draw:path draw:style-name="gr2" draw:text-style-name="P1" draw:layer="layout" svg:width="20.072cm" svg:height="11.499cm" svg:x="53cm" svg:y="52.5cm" svg:viewBox="0 0 20073 11500" svg:d="m0 11500v-11500h19009c262 868 620 1688 1064 2447z">
          <text:p/>
        </draw:path>
        <draw:path draw:style-name="gr2" draw:text-style-name="P1" draw:layer="layout" svg:width="10.754cm" svg:height="7.719cm" svg:x="61cm" svg:y="43.78cm" svg:viewBox="0 0 10755 7720" svg:d="m133 7720c-89-818-133-1652-133-2500 0-1809 200-3556 583-5220l10171 2725c-167 799-254 1634-254 2495 0 863 87 1699 255 2500z">
          <text:p/>
        </draw:path>
        <draw:path draw:style-name="gr2" draw:text-style-name="P1" draw:layer="layout" svg:width="10.917cm" svg:height="7.163cm" svg:x="61.827cm" svg:y="38.371cm" svg:viewBox="0 0 10918 7164" svg:d="m0 4438c431-1564 1024-3050 1763-4438l9155 5286c-302 594-552 1222-746 1878z">
          <text:p/>
        </draw:path>
        <draw:path draw:style-name="gr2" draw:text-style-name="P1" draw:layer="layout" svg:width="12.702cm" svg:height="12.702cm" svg:x="64.082cm" svg:y="30.082cm" svg:viewBox="0 0 12703 12703" svg:d="m0 7418c1813-3062 4356-5605 7418-7418l5285 9152c-1442 897-2654 2109-3551 3551z">
          <text:p/>
        </draw:path>
        <draw:path draw:style-name="gr2" draw:text-style-name="P1" draw:layer="layout" svg:width="7.163cm" svg:height="10.917cm" svg:x="72.371cm" svg:y="27.827cm" svg:viewBox="0 0 7164 10918" svg:d="m7164 10172c-656 194-1284 444-1878 746l-5286-9155c1388-739 2874-1332 4438-1763z">
          <text:p/>
        </draw:path>
        <draw:path draw:style-name="gr2" draw:text-style-name="P1" draw:layer="layout" svg:width="10.44cm" svg:height="10.753cm" svg:x="77.78cm" svg:y="27cm" svg:viewBox="0 0 10441 10754" svg:d="m0 583c1664-383 3411-583 5220-583s3557 200 5221 584l-2725 10170c-800-167-1634-254-2496-254-861 0-1696 87-2495 254z">
          <text:p/>
        </draw:path>
        <draw:path draw:style-name="gr2" draw:text-style-name="P1" draw:layer="layout" svg:width="11.852cm" svg:height="12.631cm" svg:x="86.465cm" svg:y="57.541cm" svg:viewBox="0 0 11853 12632" svg:d="m0 2460c1660-494 3142-1341 4368-2460l7485 7486c-2512 2398-5621 4179-9127 5146z">
          <text:p/>
        </draw:path>
        <draw:path draw:style-name="gr2" draw:text-style-name="P1" draw:layer="layout" svg:width="12.632cm" svg:height="11.852cm" svg:x="91.54cm" svg:y="52.466cm" svg:viewBox="0 0 12633 11853" svg:d="m0 4368c1120-1226 1967-2708 2461-4368l10172 2726c-967 3506-2749 6615-5148 9127z">
          <text:p/>
        </draw:path>
        <draw:path draw:style-name="gr2" draw:text-style-name="P1" draw:layer="layout" svg:width="10.753cm" svg:height="10.442cm" svg:x="94.246cm" svg:y="43.779cm" svg:viewBox="0 0 10754 10443" svg:d="m0 7717c167-799 254-1634 254-2496s-87-1696-254-2496l10170-2725c384 1664 584 3411 584 5221s-200 3557-584 5222z">
          <text:p/>
        </draw:path>
        <draw:path draw:style-name="gr2" draw:text-style-name="P1" draw:layer="layout" svg:width="12.632cm" svg:height="11.853cm" svg:x="91.54cm" svg:y="33.681cm" svg:viewBox="0 0 12633 11854" svg:d="m2461 11854c-494-1660-1341-3143-2461-4369l7485-7485c2399 2512 4181 5621 5148 9128z">
          <text:p/>
        </draw:path>
        <draw:path draw:style-name="gr2" draw:text-style-name="P1" draw:layer="layout" svg:width="11.852cm" svg:height="12.631cm" svg:x="86.465cm" svg:y="27.827cm" svg:viewBox="0 0 11853 12632" svg:d="m4368 12632c-1226-1119-2708-1966-4368-2460l2726-10172c3506 967 6615 2749 9127 5147z">
          <text:p/>
        </draw:path>
        <draw:path draw:style-name="gr2" draw:text-style-name="P1" draw:layer="layout" svg:width="23.361cm" svg:height="15.276cm" svg:x="53cm" svg:y="55.723cm" svg:viewBox="0 0 23362 15277" svg:d="m0 15277v-6000l20571-9277c758 1082 1701 2018 2791 2766l-5362 12511z">
          <text:p/>
        </draw:path>
        <draw:path draw:style-name="gr2" draw:text-style-name="P1" draw:layer="layout" svg:width="7.499cm" svg:height="12.015cm" svg:x="72cm" svg:y="58.984cm" svg:viewBox="0 0 7500 12016" svg:d="m0 12016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olygon draw:style-name="gr2" draw:text-style-name="P1" draw:layer="layout" svg:width="4.999cm" svg:height="4.999cm" svg:x="80.5cm" svg:y="40.5cm" svg:viewBox="0 0 5000 5000" draw:points="5000,0 5000,5000 0,5000 0,0">
            <text:p/>
          </draw:polygon>
          <draw:path draw:style-name="gr2" draw:text-style-name="P1" draw:layer="layout" svg:width="4.999cm" svg:height="1.499cm" svg:x="80.5cm" svg:y="38.5cm" svg:viewBox="0 0 5000 1500" svg:d="m0 1500v-1220c797-184 1633-280 2500-280s1703 96 2500 280v1220z">
            <text:p/>
          </draw:path>
          <draw:path draw:style-name="gr2" draw:text-style-name="P1" draw:layer="layout" svg:width="1.499cm" svg:height="4.999cm" svg:x="92cm" svg:y="46.5cm" svg:viewBox="0 0 1500 5000" svg:d="m0 0h1220c184 797 280 1633 280 2500s-96 1703-280 2500h-1220z">
            <text:p/>
          </draw:path>
          <draw:path draw:style-name="gr2" draw:text-style-name="P1" draw:layer="layout" svg:width="1.499cm" svg:height="4.999cm" svg:x="72.5cm" svg:y="46.5cm" svg:viewBox="0 0 1500 5000" svg:d="m1500 5000h-1220c-184-797-280-1633-280-2500s96-1703 280-2500h1220z">
            <text:p/>
          </draw:path>
          <draw:path draw:style-name="gr2" draw:text-style-name="P1" draw:layer="layout" svg:width="4.999cm" svg:height="1.499cm" svg:x="80.5cm" svg:y="58cm" svg:viewBox="0 0 5000 1500" svg:d="m5000 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  <draw:polygon draw:style-name="gr2" draw:text-style-name="P1" draw:layer="layout" svg:width="4.999cm" svg:height="4.999cm" svg:x="86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74.5cm" svg:y="46.5cm" svg:viewBox="0 0 5000 5000" draw:points="5000,0 5000,5000 0,5000 0,0">
            <text:p/>
          </draw:polygon>
          <draw:polygon draw:style-name="gr2" draw:text-style-name="P1" draw:layer="layout" svg:width="4.999cm" svg:height="4.999cm" svg:x="80.5cm" svg:y="52.5cm" svg:viewBox="0 0 5000 5000" draw:points="5000,0 5000,5000 0,5000 0,0">
            <text:p/>
          </draw:polygon>
        </draw:g>
        <draw:custom-shape draw:style-name="gr39" draw:text-style-name="P1" draw:layer="layout" svg:width="21cm" svg:height="21cm" svg:x="106cm" svg:y="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1cm" svg:height="20cm" svg:x="106cm" svg:y="50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Обычный">
        <draw:path draw:style-name="gr35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7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65.233cm" svg:y="31.6cm" svg:viewBox="0 0 9533 400" draw:points="9533,0 9267,400 267,400 0,0">
          <text:p/>
        </draw:polygon>
        <draw:polygon draw:style-name="gr35" draw:text-style-name="P1" draw:layer="layout" svg:width="11.666cm" svg:height="0.799cm" svg:x="64.167cm" svg:y="30cm" svg:viewBox="0 0 11667 800" draw:points="533,800 0,0 11667,0 11134,800">
          <text:p/>
        </draw:polygon>
        <draw:polygon draw:style-name="gr35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65.233cm" svg:y="66cm" svg:viewBox="0 0 9533 400" draw:points="9533,400 9267,0 267,0 0,400">
          <text:p/>
        </draw:polygon>
        <draw:polygon draw:style-name="gr35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64.833cm" svg:y="66.6cm" svg:viewBox="0 0 10333 400" draw:points="266,0 0,400 10333,400 10067,0">
          <text:p/>
        </draw:polygon>
        <draw:path draw:style-name="gr35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81.233cm" svg:y="31.6cm" svg:viewBox="0 0 9533 400" draw:points="9533,0 9267,400 267,400 0,0">
          <text:p/>
        </draw:polygon>
        <draw:polygon draw:style-name="gr35" draw:text-style-name="P1" draw:layer="layout" svg:width="11.666cm" svg:height="0.799cm" svg:x="80.167cm" svg:y="30cm" svg:viewBox="0 0 11667 800" draw:points="533,800 0,0 11667,0 11134,800">
          <text:p/>
        </draw:polygon>
        <draw:polygon draw:style-name="gr35" draw:text-style-name="P1" draw:layer="layout" svg:width="10.332cm" svg:height="0.399cm" svg:x="80.833cm" svg:y="31cm" svg:viewBox="0 0 10333 400" draw:points="266,400 0,0 10333,0 10067,400">
          <text:p/>
        </draw:polygon>
        <draw:path draw:style-name="gr35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81.233cm" svg:y="66cm" svg:viewBox="0 0 9533 400" draw:points="9533,400 9267,0 267,0 0,400">
          <text:p/>
        </draw:polygon>
        <draw:polygon draw:style-name="gr35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5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6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5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7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7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5" draw:text-style-name="P1" draw:layer="layout" svg:width="9.532cm" svg:height="0.399cm" svg:x="1.233cm" svg:y="12.6cm" svg:viewBox="0 0 9533 400" draw:points="9533,0 9267,400 267,400 0,0">
          <text:p/>
        </draw:polygon>
        <draw:polygon draw:style-name="gr35" draw:text-style-name="P1" draw:layer="layout" svg:width="11.666cm" svg:height="0.799cm" svg:x="0.167cm" svg:y="11cm" svg:viewBox="0 0 11667 800" draw:points="533,800 0,0 11667,0 11134,800">
          <text:p/>
        </draw:polygon>
        <draw:polygon draw:style-name="gr35" draw:text-style-name="P1" draw:layer="layout" svg:width="10.332cm" svg:height="0.399cm" svg:x="0.833cm" svg:y="12cm" svg:viewBox="0 0 10333 400" draw:points="266,400 0,0 10333,0 10067,400">
          <text:p/>
        </draw:polygon>
        <draw:path draw:style-name="gr35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5" draw:text-style-name="P1" draw:layer="layout" svg:width="9.532cm" svg:height="0.399cm" svg:x="1.233cm" svg:y="47cm" svg:viewBox="0 0 9533 400" draw:points="9533,400 9267,0 267,0 0,400">
          <text:p/>
        </draw:polygon>
        <draw:polygon draw:style-name="gr35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5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6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0-20T11:59:20.302000000</dc:date>
    <meta:editing-duration>P3DT10H19M</meta:editing-duration>
    <meta:editing-cycles>436</meta:editing-cycles>
    <meta:generator>LibreOffice/4.1.0.4$Windows_x86 LibreOffice_project/89ea49ddacd9aa532507cbf852f2bb22b1ace28</meta:generator>
    <meta:document-statistic meta:object-count="1131"/>
  </office:meta>
</office:document-meta>
</file>